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53279" officeooo:paragraph-rsid="00053279"/>
    </style:style>
    <style:style style:name="P2" style:family="paragraph" style:parent-style-name="Standard">
      <style:text-properties officeooo:rsid="00053279" officeooo:paragraph-rsid="00083186"/>
    </style:style>
    <style:style style:name="P3" style:family="paragraph" style:parent-style-name="Standard">
      <style:paragraph-properties>
        <style:tab-stops>
          <style:tab-stop style:position="17.806cm"/>
        </style:tab-stops>
      </style:paragraph-properties>
      <style:text-properties officeooo:rsid="00053279" officeooo:paragraph-rsid="000f7f03"/>
    </style:style>
    <style:style style:name="P4" style:family="paragraph" style:parent-style-name="Standard">
      <style:paragraph-properties fo:margin-top="0cm" fo:margin-bottom="0cm" style:contextual-spacing="false"/>
      <style:text-properties fo:color="#cccccc" loext:opacity="100%" style:font-name="Consolas" fo:font-size="10.5pt" fo:font-weight="normal" officeooo:paragraph-rsid="000f7f03" fo:background-color="#1f1f1f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color="#cccccc" loext:opacity="100%" style:font-name="Consolas" fo:font-size="10.5pt" fo:font-weight="normal" officeooo:rsid="0012efcd" officeooo:paragraph-rsid="0012efcd" fo:background-color="#1f1f1f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cccccc" loext:opacity="100%" style:font-name="Consolas" fo:font-size="13pt" fo:font-weight="normal" officeooo:rsid="00053279" officeooo:paragraph-rsid="00083186" fo:background-color="#1f1f1f" style:font-size-asian="13pt" style:font-size-complex="13pt"/>
    </style:style>
    <style:style style:name="P7" style:family="paragraph" style:parent-style-name="Standard">
      <style:paragraph-properties style:line-height-at-least="0.503cm"/>
      <style:text-properties fo:color="#cccccc" loext:opacity="100%" style:font-name="Consolas" fo:font-size="13pt" fo:font-weight="normal" fo:background-color="#1f1f1f" style:font-size-asian="13pt" style:font-size-complex="13pt"/>
    </style:style>
    <style:style style:name="P8" style:family="paragraph" style:parent-style-name="Standard">
      <style:paragraph-properties fo:margin-top="0cm" fo:margin-bottom="0cm" style:contextual-spacing="false"/>
      <style:text-properties fo:color="#cccccc" loext:opacity="100%" style:font-name="Consolas" fo:font-size="12pt" fo:font-weight="normal" officeooo:rsid="00105ac0" officeooo:paragraph-rsid="00105ac0" fo:background-color="#1f1f1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color="#cccccc" loext:opacity="100%" style:font-name="Consolas" fo:font-size="12pt" fo:font-weight="normal" officeooo:rsid="001323c1" officeooo:paragraph-rsid="001323c1" fo:background-color="#1f1f1f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line-height-at-least="0.503cm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/>
      <style:text-properties fo:color="#cccccc" loext:opacity="100%" style:font-name="Consolas" fo:font-size="12pt" fo:font-weight="normal" officeooo:rsid="0018f846" officeooo:paragraph-rsid="0018f846" fo:background-color="#1f1f1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/>
      <style:text-properties fo:color="#cccccc" loext:opacity="100%" style:font-name="Consolas" fo:font-size="12pt" fo:font-weight="normal" officeooo:rsid="00181ea9" officeooo:paragraph-rsid="00181ea9" fo:background-color="#1f1f1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503cm"/>
      <style:text-properties fo:color="#cccccc" loext:opacity="100%" fo:font-size="13pt" fo:background-color="#1f1f1f" style:font-size-asian="13pt" style:font-size-complex="13pt"/>
    </style:style>
    <style:style style:name="P14" style:family="paragraph" style:parent-style-name="Standard">
      <style:paragraph-properties style:line-height-at-least="0.503cm"/>
      <style:text-properties fo:color="#cccccc" loext:opacity="100%" fo:font-size="12pt" fo:background-color="#1f1f1f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/>
      <style:text-properties fo:color="#cccccc" loext:opacity="100%" fo:font-size="12pt" fo:font-weight="normal" officeooo:rsid="00181ea9" officeooo:paragraph-rsid="00181ea9" fo:background-color="#1f1f1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3pt" officeooo:rsid="00053279" officeooo:paragraph-rsid="00083186" style:font-size-asian="13pt" style:font-size-complex="13pt"/>
    </style:style>
    <style:style style:name="P17" style:family="paragraph" style:parent-style-name="Text_20_body">
      <style:paragraph-properties fo:margin-top="0cm" fo:margin-bottom="0cm" style:contextual-spacing="false"/>
      <style:text-properties fo:color="#000000" loext:opacity="100%" fo:font-size="12pt" fo:font-weight="normal" officeooo:rsid="0018f846" officeooo:paragraph-rsid="0018f846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style:contextual-spacing="false"/>
      <style:text-properties fo:color="#000000" loext:opacity="100%" fo:font-size="12pt" fo:font-weight="bold" officeooo:rsid="00105ac0" officeooo:paragraph-rsid="00105ac0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color="#000000" loext:opacity="100%" fo:font-size="12pt" fo:font-weight="bold" officeooo:rsid="0012efcd" officeooo:paragraph-rsid="0012efc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color="#000000" loext:opacity="100%" fo:font-size="12pt" fo:font-weight="bold" officeooo:rsid="001323c1" officeooo:paragraph-rsid="001323c1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color="#000000" loext:opacity="100%" fo:font-size="12pt" fo:font-weight="bold" officeooo:rsid="001616da" officeooo:paragraph-rsid="001616da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fo:color="#000000" loext:opacity="100%" fo:font-size="12pt" fo:font-weight="bold" officeooo:paragraph-rsid="001616da"/>
    </style:style>
    <style:style style:name="P23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2pt" fo:font-weight="normal" officeooo:rsid="0018f846" officeooo:paragraph-rsid="0018f846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break-before="page"/>
      <style:text-properties fo:color="#000000" loext:opacity="100%" style:font-name="Consolas" fo:font-size="12pt" fo:font-weight="normal" officeooo:rsid="001de4e9" officeooo:paragraph-rsid="001de4e9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fo:color="#000000" loext:opacity="100%" fo:font-weight="bold" officeooo:paragraph-rsid="000f7f03" style:font-weight-asian="bold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color="#000000" loext:opacity="100%" fo:font-weight="bold" officeooo:rsid="00105ac0" officeooo:paragraph-rsid="00105ac0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16cfb6" officeooo:paragraph-rsid="0016cfb6" style:font-weight-asian="normal" style:font-weight-complex="normal"/>
    </style:style>
    <style:style style:name="P28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181ea9" officeooo:paragraph-rsid="00181ea9" style:font-weight-asian="normal" style:font-weight-complex="normal"/>
    </style:style>
    <style:style style:name="P29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18f846" officeooo:paragraph-rsid="0018f846" style:font-weight-asian="normal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color="#000000" loext:opacity="100%" fo:font-weight="normal" officeooo:rsid="00196c5e" officeooo:paragraph-rsid="00196c5e" style:font-weight-asian="normal" style:font-weight-complex="normal"/>
    </style:style>
    <style:style style:name="P31" style:family="paragraph" style:parent-style-name="Standard">
      <style:paragraph-properties style:line-height-at-least="0.503cm"/>
      <style:text-properties fo:font-size="12pt" style:font-size-asian="12pt" style:font-size-complex="12pt"/>
    </style:style>
    <style:style style:name="P32" style:family="paragraph" style:parent-style-name="Text_20_body">
      <style:text-properties fo:color="#c9211e" loext:opacity="100%" fo:font-weight="bold" officeooo:rsid="00053279" officeooo:paragraph-rsid="00053279" style:font-weight-asian="bold" style:font-weight-complex="bold"/>
    </style:style>
    <style:style style:name="P33" style:family="paragraph" style:parent-style-name="Text_20_body">
      <style:paragraph-properties fo:margin-top="0cm" fo:margin-bottom="0cm" style:contextual-spacing="false"/>
      <style:text-properties fo:color="#c9211e" loext:opacity="100%" fo:font-weight="bold" style:font-weight-asian="bold" style:font-weight-complex="bold"/>
    </style:style>
    <style:style style:name="P34" style:family="paragraph" style:parent-style-name="Text_20_body">
      <style:text-properties fo:color="#c9211e" loext:opacity="100%" fo:font-weight="bold" style:font-weight-asian="bold" style:font-weight-complex="bold"/>
    </style:style>
    <style:style style:name="P35" style:family="paragraph" style:parent-style-name="Text_20_body">
      <style:paragraph-properties fo:margin-top="0cm" fo:margin-bottom="0cm" style:contextual-spacing="false"/>
      <style:text-properties fo:color="#c9211e" loext:opacity="100%" fo:font-weight="bold" officeooo:paragraph-rsid="000f7f03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 fo:break-before="page"/>
      <style:text-properties fo:color="#c9211e" loext:opacity="100%" fo:font-weight="bold" officeooo:paragraph-rsid="00163cc3" style:font-weight-asian="bold" style:font-weight-complex="bold"/>
    </style:style>
    <style:style style:name="P37" style:family="paragraph" style:parent-style-name="Text_20_body">
      <style:paragraph-properties fo:margin-top="0cm" fo:margin-bottom="0cm" style:contextual-spacing="false"/>
      <style:text-properties fo:color="#c9211e" loext:opacity="100%" fo:font-weight="bold" officeooo:rsid="00163cc3" officeooo:paragraph-rsid="00163cc3" style:font-weight-asian="bold" style:font-weight-complex="bold"/>
    </style:style>
    <style:style style:name="P38" style:family="paragraph" style:parent-style-name="Text_20_body">
      <style:paragraph-properties fo:margin-top="0cm" fo:margin-bottom="0cm" style:contextual-spacing="false"/>
      <style:text-properties fo:color="#c9211e" loext:opacity="100%" fo:font-weight="bold" officeooo:rsid="0016cfb6" officeooo:paragraph-rsid="0016cfb6" style:font-weight-asian="bold" style:font-weight-complex="bold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0105ac0"/>
    </style:style>
    <style:style style:name="P40" style:family="paragraph" style:parent-style-name="Text_20_body">
      <style:paragraph-properties fo:margin-top="0cm" fo:margin-bottom="0cm" style:contextual-spacing="false"/>
      <style:text-properties fo:color="#651fff" loext:opacity="100%" fo:font-size="12pt" fo:font-weight="bold" officeooo:rsid="0012efcd" officeooo:paragraph-rsid="0012efcd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style:contextual-spacing="false"/>
      <style:text-properties fo:color="#651fff" loext:opacity="100%" fo:font-size="12pt" fo:font-weight="bold" officeooo:rsid="001616da" officeooo:paragraph-rsid="001616da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43" style:family="paragraph" style:parent-style-name="Preformatted_20_Text">
      <style:paragraph-properties fo:margin-top="0cm" fo:margin-bottom="0.499cm" style:contextual-spacing="false" fo:padding="0.049cm" fo:border="0.06pt solid #d9d9e3"/>
      <style:text-properties officeooo:paragraph-rsid="0020f2d9"/>
    </style:style>
    <style:style style:name="P44" style:family="paragraph" style:parent-style-name="Preformatted_20_Text">
      <style:paragraph-properties fo:margin-top="0cm" fo:margin-bottom="0.499cm" style:contextual-spacing="false" fo:padding="0.049cm" fo:border="0.06pt solid #d9d9e3"/>
      <style:text-properties style:font-name="Liberation Sans" officeooo:paragraph-rsid="0020f2d9"/>
    </style:style>
    <style:style style:name="P45" style:family="paragraph" style:parent-style-name="Preformatted_20_Text">
      <style:paragraph-properties fo:padding="0.049cm" fo:border="0.06pt solid #d9d9e3"/>
      <style:text-properties style:font-name="Liberation Sans" fo:font-size="12pt" style:font-size-asian="12pt" style:font-size-complex="12pt" loext:padding="0.049cm" loext:border="0.06pt solid #d9d9e3"/>
    </style:style>
    <style:style style:name="P46" style:family="paragraph" style:parent-style-name="Standard">
      <style:paragraph-properties fo:margin-top="0cm" fo:margin-bottom="0cm" style:contextual-spacing="false"/>
      <style:text-properties fo:color="#1b5e20" loext:opacity="100%" style:font-name="Consolas" fo:font-size="12pt" fo:font-weight="normal" officeooo:rsid="001de4e9" officeooo:paragraph-rsid="0018f846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/>
      <style:text-properties fo:color="#1b5e20" loext:opacity="100%" style:font-name="Consolas" fo:font-size="12pt" fo:font-weight="normal" officeooo:rsid="001de4e9" officeooo:paragraph-rsid="001de4e9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break-before="page"/>
      <style:text-properties fo:color="#c9211e" loext:opacity="100%" style:font-name="Liberation Sans" fo:font-size="12pt" fo:font-weight="bold" officeooo:rsid="0018f846" officeooo:paragraph-rsid="0018f846" style:font-size-asian="12pt" style:font-weight-asian="bold" style:font-size-complex="12pt" style:font-weight-complex="bold"/>
    </style:style>
    <style:style style:name="P49" style:family="paragraph" style:parent-style-name="Standard">
      <style:text-properties style:font-name="Liberation Sans" fo:font-size="12pt" style:font-size-asian="12pt" style:font-size-complex="12pt"/>
    </style:style>
    <style:style style:name="P50" style:family="paragraph" style:parent-style-name="Standard">
      <style:paragraph-properties fo:break-before="page"/>
      <style:text-properties officeooo:rsid="00239cf7" officeooo:paragraph-rsid="00239cf7"/>
    </style:style>
    <style:style style:name="P51" style:family="paragraph" style:parent-style-name="Standard">
      <style:text-properties officeooo:rsid="00239cf7" officeooo:paragraph-rsid="00239cf7"/>
    </style:style>
    <style:style style:name="P52" style:family="paragraph" style:parent-style-name="Text_20_body">
      <style:paragraph-properties fo:padding="0.049cm" fo:border="0.06pt solid #d9d9e3"/>
    </style:style>
    <style:style style:name="P53" style:family="paragraph" style:parent-style-name="Text_20_body" style:list-style-name="L1">
      <style:paragraph-properties fo:padding="0.049cm" fo:border="0.06pt solid #d9d9e3"/>
      <style:text-properties style:font-name="Liberation Sans" fo:font-size="12pt" style:font-size-asian="12pt" style:font-size-complex="12pt"/>
    </style:style>
    <style:style style:name="P54" style:family="paragraph" style:parent-style-name="Text_20_body" style:list-style-name="L2">
      <style:paragraph-properties fo:padding="0.049cm" fo:border="0.06pt solid #d9d9e3"/>
      <style:text-properties style:font-name="Liberation Sans" fo:font-size="12pt" style:font-size-asian="12pt" style:font-size-complex="12pt"/>
    </style:style>
    <style:style style:name="P55" style:family="paragraph" style:parent-style-name="Text_20_body" style:list-style-name="L3">
      <style:paragraph-properties fo:padding="0.049cm" fo:border="0.06pt solid #d9d9e3"/>
      <style:text-properties style:font-name="Liberation Sans" fo:font-size="12pt" style:font-size-asian="12pt" style:font-size-complex="12pt"/>
    </style:style>
    <style:style style:name="T1" style:family="text">
      <style:text-properties officeooo:rsid="0006ebd8"/>
    </style:style>
    <style:style style:name="T2" style:family="text">
      <style:text-properties officeooo:rsid="00083186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weight="normal" fo:background-color="#1f1f1f" loext:char-shading-value="0" style:font-size-asian="12pt" style:font-size-complex="12pt"/>
    </style:style>
    <style:style style:name="T5" style:family="text">
      <style:text-properties fo:color="#cccccc" loext:opacity="100%" style:font-name="Consolas" fo:font-weight="normal" fo:background-color="#1f1f1f" loext:char-shading-value="0" style:font-size-asian="12pt" style:font-size-complex="12pt"/>
    </style:style>
    <style:style style:name="T6" style:family="text">
      <style:text-properties fo:color="#d4d4d4" loext:opacity="100%"/>
    </style:style>
    <style:style style:name="T7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" fo:font-weight="normal" fo:background-color="#1f1f1f" loext:char-shading-value="0" style:font-size-asian="12pt" style:font-size-complex="12pt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Consolas"/>
    </style:style>
    <style:style style:name="T12" style:family="text">
      <style:text-properties fo:color="#9cdcfe" loext:opacity="100%" style:font-name="Consolas" fo:font-weight="normal"/>
    </style:style>
    <style:style style:name="T13" style:family="text">
      <style:text-properties fo:color="#9cdcfe" loext:opacity="100%" style:font-name="Consolas" fo:font-weight="normal" fo:background-color="#1f1f1f" loext:char-shading-value="0" style:font-size-asian="12pt" style:font-size-complex="12pt"/>
    </style:style>
    <style:style style:name="T14" style:family="text">
      <style:text-properties style:font-name="Consolas"/>
    </style:style>
    <style:style style:name="T15" style:family="text">
      <style:text-properties style:font-name="Consolas" fo:font-weight="normal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style:font-name="Consolas" fo:font-weight="normal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Consolas" fo:font-weight="normal"/>
    </style:style>
    <style:style style:name="T20" style:family="text">
      <style:text-properties officeooo:rsid="00098f4b"/>
    </style:style>
    <style:style style:name="T21" style:family="text">
      <style:text-properties fo:color="#c9211e" loext:opacity="100%" fo:font-weight="bold" style:font-weight-asian="bold" style:font-weight-complex="bold"/>
    </style:style>
    <style:style style:name="T22" style:family="text">
      <style:text-properties fo:color="#c9211e" loext:opacity="100%" fo:font-weight="bold" officeooo:rsid="00105ac0" style:font-weight-asian="bold" style:font-weight-complex="bold"/>
    </style:style>
    <style:style style:name="T23" style:family="text">
      <style:text-properties fo:color="#c9211e" loext:opacity="100%" officeooo:rsid="000af137"/>
    </style:style>
    <style:style style:name="T24" style:family="text">
      <style:text-properties officeooo:rsid="000f7f03"/>
    </style:style>
    <style:style style:name="T25" style:family="text">
      <style:text-properties fo:font-variant="normal" fo:text-transform="none" fo:color="#c9211e" loext:opacity="100%" style:font-name="S hne" fo:font-size="12pt" fo:letter-spacing="normal" fo:font-style="normal" fo:font-weight="normal"/>
    </style:style>
    <style:style style:name="T26" style:family="text">
      <style:text-properties officeooo:rsid="001323c1"/>
    </style:style>
    <style:style style:name="T27" style:family="text">
      <style:text-properties officeooo:rsid="001616da"/>
    </style:style>
    <style:style style:name="T28" style:family="text">
      <style:text-properties officeooo:rsid="0012efcd" style:font-size-asian="12pt" style:font-weight-asian="bold" style:font-size-complex="12pt" style:font-weight-complex="bold"/>
    </style:style>
    <style:style style:name="T29" style:family="text">
      <style:text-properties officeooo:rsid="001616da" style:font-size-asian="12pt" style:font-weight-asian="bold" style:font-size-complex="12pt" style:font-weight-complex="bold"/>
    </style:style>
    <style:style style:name="T30" style:family="text">
      <style:text-properties officeooo:rsid="001cc85c"/>
    </style:style>
    <style:style style:name="T31" style:family="text">
      <style:text-properties officeooo:rsid="001cdfc1"/>
    </style:style>
    <style:style style:name="T32" style:family="text">
      <style:text-properties officeooo:rsid="001de4e9"/>
    </style:style>
    <style:style style:name="T33" style:family="text">
      <style:text-properties fo:color="#1b5e20" loext:opacity="100%"/>
    </style:style>
    <style:style style:name="T34" style:family="text">
      <style:text-properties fo:color="#1b5e20" loext:opacity="100%" officeooo:rsid="001de4e9"/>
    </style:style>
    <style:style style:name="T35" style:family="text">
      <style:text-properties loext:padding="0.049cm" loext:border="0.06pt solid #d9d9e3"/>
    </style:style>
    <style:style style:name="T36" style:family="text">
      <style:text-properties fo:color="#3d5afe" loext:opacity="100%" fo:font-weight="bold" style:font-weight-asian="bold" style:font-weight-complex="bold" loext:padding="0.049cm" loext:border="0.06pt solid #d9d9e3"/>
    </style:style>
    <style:style style:name="T37" style:family="text">
      <style:text-properties fo:color="#3d5afe" loext:opacity="100%" fo:font-size="12pt" fo:font-weight="bold" style:font-size-asian="12pt" style:font-weight-asian="bold" style:font-size-complex="12pt" style:font-weight-complex="bold" loext:padding="0.049cm" loext:border="0.06pt solid #d9d9e3"/>
    </style:style>
    <style:style style:name="T38" style:family="text">
      <style:text-properties fo:color="#3d5afe" loext:opacity="100%" style:font-name="Liberation Sans" fo:font-size="12pt" fo:font-weight="bold" style:font-size-asian="12pt" style:font-weight-asian="bold" style:font-size-complex="12pt" style:font-weight-complex="bold" loext:padding="0.049cm" loext:border="0.06pt solid #d9d9e3"/>
    </style:style>
    <style:style style:name="T39" style:family="text">
      <style:text-properties fo:font-weight="bold" style:font-weight-asian="bold" style:font-weight-complex="bold" loext:padding="0.049cm" loext:border="0.06pt solid #d9d9e3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style:font-size-asian="12pt" style:font-size-complex="12pt" loext:padding="0.049cm" loext:border="0.06pt solid #d9d9e3"/>
    </style:style>
    <style:style style:name="T42" style:family="text">
      <style:text-properties style:font-name="Liberation Sans" fo:font-size="12pt" style:font-size-asian="12pt" style:font-size-complex="12pt"/>
    </style:style>
    <style:style style:name="T43" style:family="text">
      <style:text-properties style:font-name="Liberation Sans" fo:font-size="12pt" style:font-size-asian="12pt" style:font-size-complex="12pt"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Neste exercício você deverá:</text:p>
      <text:p text:style-name="P33">1) Criar um arquivo Gruntfile;</text:p>
      <text:p text:style-name="P33">2) Executar a compilação do LESS;</text:p>
      <text:p text:style-name="P33">3) Executar a compressão de código JavaScript;</text:p>
      <text:p text:style-name="P33">4) Criar um branch chamada "exercicio_grunt";</text:p>
      <text:p text:style-name="P34">5) Armazenar o arquivo Gruntfile nesta branch;</text:p>
      <text:p text:style-name="Text_20_body"><text:span text:style-name="T21">6) Enviar o </text:span><text:span text:style-name="Emphasis"><text:span text:style-name="T21">link </text:span></text:span><text:span text:style-name="T21">do repositório através da plataforma.</text:span></text:p>
      <text:p text:style-name="P3"><text:span text:style-name="T23">=======================================================================</text:span><text:line-break/><text:span text:style-name="T21">1) Criar um arquivo Gruntfile;</text:span></text:p>
      <text:p text:style-name="P1">(grunt global já está instalado na máquina)</text:p>
      <text:p text:style-name="P1"/>
      <text:p text:style-name="P1">instalação do grunt no projeto</text:p>
      <text:p text:style-name="P1"/>
      <text:p text:style-name="P1">» npm init</text:p>
      <text:p text:style-name="P1">»npm i –save-dev grunt</text:p>
      <text:p text:style-name="P1"/>
      <text:p text:style-name="P1">»script “grunt”: “grunt” » no package.json</text:p>
      <text:p text:style-name="P1"/>
      <text:p text:style-name="P2">»<text:span text:style-name="T1">criação do arquivo gruntfile.js</text:span></text:p>
      <text:p text:style-name="P2"><text:span text:style-name="T2">+ configuração inicial do grunt</text:span><text:span text:style-name="T1"> (vide aula1)</text:span></text:p>
      <text:p text:style-name="P2"/>
      <text:p text:style-name="P6"><text:span text:style-name="T3">module</text:span>.<text:span text:style-name="T3">exports</text:span> <text:span text:style-name="T6">=</text:span> <text:span text:style-name="T8">function</text:span>(<text:span text:style-name="T10">grunt</text:span>) {</text:p>
      <text:p text:style-name="P13">    <text:span text:style-name="T12">grunt</text:span><text:span text:style-name="T15">.</text:span><text:span text:style-name="T17">initconfig</text:span><text:span text:style-name="T15">({</text:span></text:p>
      <text:p text:style-name="P13">        <text:span text:style-name="T12">pkg:</text:span><text:span text:style-name="T15"> </text:span><text:span text:style-name="T12">grunt</text:span><text:span text:style-name="T15">.</text:span><text:span text:style-name="T12">file</text:span><text:span text:style-name="T15">.</text:span><text:span text:style-name="T17">readJSON</text:span><text:span text:style-name="T15">(</text:span><text:span text:style-name="T19">'package.json'</text:span><text:span text:style-name="T15">),</text:span></text:p>
      <text:p text:style-name="P13">    <text:span text:style-name="T15">})</text:span></text:p>
      <text:p text:style-name="P7">}</text:p>
      <text:p text:style-name="P16"/>
      <text:p text:style-name="P2">»<text:span text:style-name="T20">npm run grunt <text:s text:c="2"/>» (alert: task “default” not found)</text:span></text:p>
      <text:p text:style-name="P2"/>
      <text:p text:style-name="P2"/>
      <text:p text:style-name="P2"/>
      <text:p text:style-name="P35">2) Executar a compilação do LESS; <text:s text:c="2"/><text:span text:style-name="T24">(aula 3)</text:span></text:p>
      <text:p text:style-name="P39"><text:span text:style-name="T22">plugin para </text:span><text:span text:style-name="T25">trabalhar com o less dentro do grunt</text:span> </text:p>
      <text:p text:style-name="P25">npm install --save-dev grunt-contrib-less</text:p>
      <text:p text:style-name="P25"/>
      <text:p text:style-name="P4"><text:span text:style-name="T10">grunt</text:span>.<text:span text:style-name="T16">loadNpmTasks</text:span>(<text:span text:style-name="T18">'grunt-contrib-less'</text:span>);</text:p>
      <text:p text:style-name="P25"/>
      <text:p text:style-name="P26">+ configuração do plugin</text:p>
      <text:p text:style-name="P8"><text:span text:style-name="T10">less:</text:span> {</text:p>
      <text:p text:style-name="P14">            <text:span text:style-name="T12">development:</text:span><text:span text:style-name="T15"> {</text:span></text:p>
      <text:p text:style-name="P14">                <text:span text:style-name="T12">files:</text:span><text:span text:style-name="T15"> {</text:span></text:p>
      <text:p text:style-name="P14">                    <text:span text:style-name="T19">'main.css'</text:span><text:span text:style-name="T12">:</text:span><text:span text:style-name="T19">'main.less'</text:span></text:p>
      <text:p text:style-name="P14">                <text:span text:style-name="T15">}</text:span></text:p>
      <text:p text:style-name="P14">            <text:span text:style-name="T15">}</text:span></text:p>
      <text:p text:style-name="P14">        <text:span text:style-name="T15">}</text:span></text:p>
      <text:p text:style-name="P18"/>
      <text:p text:style-name="P19"/>
      <text:p text:style-name="P5"/>
      <text:p text:style-name="P19"><text:soft-page-break/></text:p>
      <text:p text:style-name="P19">»criar <text:span text:style-name="T26">um arquivo qualquer</text:span> main.less <text:span text:style-name="T26">(arquivo fonte que será compilado)</text:span></text:p>
      <text:p text:style-name="P19"/>
      <text:p text:style-name="P19">» <text:span text:style-name="T26">Se já não estiver criada, Vamos criar a tarefa default que é obrigatória</text:span></text:p>
      <text:p text:style-name="P20">e colocar a tarefa less (que vai fazer a compilação do less) junto com a tarefa default, mas a less estará dentro de um array</text:p>
      <text:p text:style-name="P9"><text:span text:style-name="T10">grunt</text:span>.<text:span text:style-name="T16">registerTask</text:span>(<text:span text:style-name="T18">'default'</text:span>, [<text:span text:style-name="T18">'less'</text:span>]);</text:p>
      <text:p text:style-name="P20"/>
      <text:p text:style-name="P19">» <text:span text:style-name="T26">npm run grunt</text:span></text:p>
      <text:p text:style-name="P19"/>
      <text:p text:style-name="P21">========================</text:p>
      <text:p text:style-name="P22"><text:span text:style-name="T28">» </text:span><text:span text:style-name="T29">O código até aqui é este, no arquivo gruntfile.js</text:span></text:p>
      <text:p text:style-name="P22"><text:span text:style-name="T29"><text:line-break/><text:line-break/></text:span><text:span text:style-name="T4">module</text:span><text:span text:style-name="T5">.</text:span><text:span text:style-name="T4">exports</text:span><text:span text:style-name="T5"> </text:span><text:span text:style-name="T7">=</text:span><text:span text:style-name="T5"> </text:span><text:span text:style-name="T9">function</text:span><text:span text:style-name="T5">(</text:span><text:span text:style-name="T13">grunt</text:span><text:span text:style-name="T5">) {</text:span></text:p>
      <text:p text:style-name="P14">    <text:span text:style-name="T12">grunt</text:span><text:span text:style-name="T15">.</text:span><text:span text:style-name="T17">initConfig</text:span><text:span text:style-name="T15">({</text:span></text:p>
      <text:p text:style-name="P14">        <text:span text:style-name="T12">pkg:</text:span><text:span text:style-name="T15"> </text:span><text:span text:style-name="T12">grunt</text:span><text:span text:style-name="T15">.</text:span><text:span text:style-name="T12">file</text:span><text:span text:style-name="T15">.</text:span><text:span text:style-name="T17">readJSON</text:span><text:span text:style-name="T15">(</text:span><text:span text:style-name="T19">'package.json'</text:span><text:span text:style-name="T15">),</text:span></text:p>
      <text:p text:style-name="P14">        <text:span text:style-name="T12">less:</text:span><text:span text:style-name="T15"> {</text:span></text:p>
      <text:p text:style-name="P14">            <text:span text:style-name="T12">development:</text:span><text:span text:style-name="T15"> {</text:span></text:p>
      <text:p text:style-name="P14">                <text:span text:style-name="T12">files:</text:span><text:span text:style-name="T15"> {</text:span></text:p>
      <text:p text:style-name="P14">                    <text:span text:style-name="T19">'main.css'</text:span><text:span text:style-name="T12">:</text:span><text:span text:style-name="T19">'main.less'</text:span></text:p>
      <text:p text:style-name="P14">                <text:span text:style-name="T15">}</text:span></text:p>
      <text:p text:style-name="P14">            <text:span text:style-name="T15">}</text:span></text:p>
      <text:p text:style-name="P14">        <text:span text:style-name="T15">}</text:span></text:p>
      <text:p text:style-name="P14">    <text:span text:style-name="T15">})</text:span></text:p>
      <text:p text:style-name="P31"/>
      <text:p text:style-name="P14">    <text:span text:style-name="T12">grunt</text:span><text:span text:style-name="T15">.</text:span><text:span text:style-name="T17">loadNpmTasks</text:span><text:span text:style-name="T15">(</text:span><text:span text:style-name="T19">'grunt-contrib-less'</text:span><text:span text:style-name="T15">);</text:span></text:p>
      <text:p text:style-name="P31"/>
      <text:p text:style-name="P14">    <text:span text:style-name="T12">grunt</text:span><text:span text:style-name="T15">.</text:span><text:span text:style-name="T17">registerTask</text:span><text:span text:style-name="T15">(</text:span><text:span text:style-name="T19">'default'</text:span><text:span text:style-name="T15">, [</text:span><text:span text:style-name="T19">'less'</text:span><text:span text:style-name="T15">]);</text:span></text:p>
      <text:p text:style-name="P10">}</text:p>
      <text:p text:style-name="P19"/>
      <text:p text:style-name="P40">» <text:span text:style-name="T27">após criado o arquivo main.less, a tarefa default e a tarefa less, basta executar npm run grunt</text:span></text:p>
      <text:p text:style-name="P41">e teremos o arquivo main.css criado com o less compilado</text:p>
      <text:p text:style-name="P41"/>
      <text:p text:style-name="P41"/>
      <text:p text:style-name="P36">3) Executar a compressão de código JavaScript;</text:p>
      <text:p text:style-name="P37">para isto, utilizaremos como base a aula 9</text:p>
      <text:p text:style-name="P38">onde foi apresentado o uglify para compressão de Javascript</text:p>
      <text:p text:style-name="P38"/>
      <text:p text:style-name="P27">»npm install --save-dev grunt-contrib-uglify</text:p>
      <text:p text:style-name="P27"/>
      <text:p text:style-name="P28">carregamento do plugin:</text:p>
      <text:p text:style-name="P12"><text:span text:style-name="T10">runt</text:span>.<text:span text:style-name="T16">loadNpmTasks</text:span>(<text:span text:style-name="T18">'grunt-contrib-uglify'</text:span>);</text:p>
      <text:p text:style-name="P28"/>
      <text:p text:style-name="P28">configuração do plugin:</text:p>
      <text:p text:style-name="P15"> <text:span text:style-name="T11">uglify:</text:span><text:span text:style-name="T14"> {</text:span></text:p>
      <text:p text:style-name="P14">            <text:span text:style-name="T12">target:</text:span><text:span text:style-name="T15"> {</text:span></text:p>
      <text:p text:style-name="P14">                <text:span text:style-name="T12">files:</text:span><text:span text:style-name="T15"> {</text:span></text:p>
      <text:p text:style-name="P14">                    <text:span text:style-name="T19">'main.min.js'</text:span><text:span text:style-name="T12">:</text:span><text:span text:style-name="T19">'main.js'</text:span></text:p>
      <text:p text:style-name="P14">                <text:span text:style-name="T15">}</text:span></text:p>
      <text:p text:style-name="P14">            <text:span text:style-name="T15">}</text:span></text:p>
      <text:p text:style-name="P14">        <text:span text:style-name="T15">}</text:span></text:p>
      <text:p text:style-name="P28"/>
      <text:p text:style-name="P30">(crie <text:span text:style-name="T31">um</text:span> arquivo <text:span text:style-name="T31">qualquer</text:span> main.js) » que será minificado e dará origem ao main.min.js</text:p>
      <text:p text:style-name="P28"/>
      <text:p text:style-name="P29">E na task, vamos adicionar a execução do uglify</text:p>
      <text:p text:style-name="P11"><text:span text:style-name="T10">grunt</text:span>.<text:span text:style-name="T16">registerTask</text:span>(<text:span text:style-name="T18">'default'</text:span>, [<text:span text:style-name="T18">'less'</text:span>, <text:span text:style-name="T18">'uglify'</text:span>]);</text:p>
      <text:p text:style-name="P11"/>
      <text:p text:style-name="P11"/>
      <text:p text:style-name="P23">»<text:span text:style-name="T30">npm run grunt</text:span></text:p>
      <text:p text:style-name="P23"/>
      <text:p text:style-name="P23">»<text:span text:style-name="T32">concluído, nosso arquivo JS foi de <text:s/></text:span><text:span text:style-name="T34">150 B <text:s/>para → 88 B</text:span></text:p>
      <text:p text:style-name="P46"/>
      <text:p text:style-name="P47"/>
      <text:p text:style-name="P24"><text:span text:style-name="T33">ficando desta forma o código completo do projeto:</text:span></text:p>
      <text:p text:style-name="P29"/>
      <text:p text:style-name="P11"><text:span text:style-name="T3">module</text:span>.<text:span text:style-name="T3">exports</text:span> <text:span text:style-name="T6">=</text:span> <text:span text:style-name="T8">function</text:span>(<text:span text:style-name="T10">grunt</text:span>) {</text:p>
      <text:p text:style-name="P14">    <text:span text:style-name="T12">grunt</text:span><text:span text:style-name="T15">.</text:span><text:span text:style-name="T17">initConfig</text:span><text:span text:style-name="T15">({</text:span></text:p>
      <text:p text:style-name="P14">        <text:span text:style-name="T12">pkg:</text:span><text:span text:style-name="T15"> </text:span><text:span text:style-name="T12">grunt</text:span><text:span text:style-name="T15">.</text:span><text:span text:style-name="T12">file</text:span><text:span text:style-name="T15">.</text:span><text:span text:style-name="T17">readJSON</text:span><text:span text:style-name="T15">(</text:span><text:span text:style-name="T19">'package.json'</text:span><text:span text:style-name="T15">),</text:span></text:p>
      <text:p text:style-name="P14">        <text:span text:style-name="T12">less:</text:span><text:span text:style-name="T15"> {</text:span></text:p>
      <text:p text:style-name="P14">            <text:span text:style-name="T12">development:</text:span><text:span text:style-name="T15"> {</text:span></text:p>
      <text:p text:style-name="P14">                <text:span text:style-name="T12">files:</text:span><text:span text:style-name="T15"> {</text:span></text:p>
      <text:p text:style-name="P14">                    <text:span text:style-name="T19">'main.css'</text:span><text:span text:style-name="T12">:</text:span><text:span text:style-name="T19">'main.less'</text:span></text:p>
      <text:p text:style-name="P14">                <text:span text:style-name="T15">}</text:span></text:p>
      <text:p text:style-name="P14">            <text:span text:style-name="T15">}</text:span></text:p>
      <text:p text:style-name="P14">        <text:span text:style-name="T15">},</text:span></text:p>
      <text:p text:style-name="P14">        <text:span text:style-name="T12">uglify:</text:span><text:span text:style-name="T15"> {</text:span></text:p>
      <text:p text:style-name="P14">            <text:span text:style-name="T12">target:</text:span><text:span text:style-name="T15"> {</text:span></text:p>
      <text:p text:style-name="P14">                <text:span text:style-name="T12">files:</text:span><text:span text:style-name="T15"> {</text:span></text:p>
      <text:p text:style-name="P14">                    <text:span text:style-name="T19">'main.min.js'</text:span><text:span text:style-name="T12">:</text:span><text:span text:style-name="T19">'main.js'</text:span></text:p>
      <text:p text:style-name="P14">                <text:span text:style-name="T15">}</text:span></text:p>
      <text:p text:style-name="P14">            <text:span text:style-name="T15">}</text:span></text:p>
      <text:p text:style-name="P14">        <text:span text:style-name="T15">}</text:span></text:p>
      <text:p text:style-name="P14">    <text:span text:style-name="T15">})</text:span></text:p>
      <text:p text:style-name="P31"/>
      <text:p text:style-name="P14">    <text:span text:style-name="T12">grunt</text:span><text:span text:style-name="T15">.</text:span><text:span text:style-name="T17">loadNpmTasks</text:span><text:span text:style-name="T15">(</text:span><text:span text:style-name="T19">'grunt-contrib-less'</text:span><text:span text:style-name="T15">);</text:span></text:p>
      <text:p text:style-name="P14">    <text:span text:style-name="T12">grunt</text:span><text:span text:style-name="T15">.</text:span><text:span text:style-name="T17">loadNpmTasks</text:span><text:span text:style-name="T15">(</text:span><text:span text:style-name="T19">'grunt-contrib-uglify'</text:span><text:span text:style-name="T15">);</text:span></text:p>
      <text:p text:style-name="P31"/>
      <text:p text:style-name="P14">    <text:span text:style-name="T12">grunt</text:span><text:span text:style-name="T15">.</text:span><text:span text:style-name="T17">registerTask</text:span><text:span text:style-name="T15">(</text:span><text:span text:style-name="T19">'default'</text:span><text:span text:style-name="T15">, [</text:span><text:span text:style-name="T19">'less'</text:span><text:span text:style-name="T15">, </text:span><text:span text:style-name="T19">'uglify'</text:span><text:span text:style-name="T15">]);</text:span></text:p>
      <text:p text:style-name="P10">}</text:p>
      <text:p text:style-name="P17"/>
      <text:p text:style-name="P17"/>
      <text:p text:style-name="P17"/>
      <text:p text:style-name="P48">4) Criar um branch chamada "exercicio_grunt";</text:p>
      <text:p text:style-name="P49"/>
      <text:p text:style-name="P52"><text:span text:style-name="Strong_20_Emphasis"><text:span text:style-name="T43">Inicialize um repositório Git (se ainda não tiver um):</text:span></text:span><text:span text:style-name="T42"> Se o seu diretório não contiver um repositório Git, você pode inicializá-lo com o seguinte comando:</text:span></text:p>
      <text:p text:style-name="P43"><text:span text:style-name="Source_20_Text"><text:span text:style-name="T38">git init</text:span></text:span></text:p>
      <text:p text:style-name="P44"><text:span text:style-name="T40"><text:line-break/>Para criar um branch chamado "exercicio_grunt" no seu repositório Git, você pode seguir estes passos:</text:span></text:p>
      <text:list text:style-name="L1">
        <text:list-item>
          <text:p text:style-name="P53">Certifique-se de estar no branch principal (normalmente chamado "main" ou "master"):</text:p>
        </text:list-item>
      </text:list>
      <text:p text:style-name="P42"><text:span text:style-name="Source_20_Text"><text:span text:style-name="T38">git checkout main</text:span></text:span></text:p>
      <text:list text:style-name="L2">
        <text:list-item>
          <text:p text:style-name="P54">Em seguida, crie o novo branch "exercicio_grunt":</text:p>
        </text:list-item>
      </text:list>
      <text:p text:style-name="P42"><text:span text:style-name="Source_20_Text"><text:span text:style-name="T38">git branch exercicio_grunt</text:span></text:span></text:p>
      <text:list text:style-name="L3">
        <text:list-item>
          <text:p text:style-name="P55">Mude para o novo branch:</text:p>
        </text:list-item>
      </text:list>
      <text:p text:style-name="P45"/>
      <text:p text:style-name="P42"><text:span text:style-name="Source_20_Text"><text:span text:style-name="T38">git checkout exercicio_grunt</text:span></text:span></text:p>
      <text:p text:style-name="Standard"/>
      <text:p text:style-name="Standard"/>
      <text:p text:style-name="Standard"/>
      <text:p text:style-name="P50">1 – git init <text:line-break/>(se ainda não tiver sido criado um repositório do git dentro da sua pasta local)</text:p>
      <text:p text:style-name="P51"/>
      <text:p text:style-name="P51">2 – criar a branch </text:p>
      <text:p text:style-name="P51">git checkout -b exercicio_grunt » (este comando cria a branch e já muda diretamente pra ela)<text:line-break/></text:p>
      <text:p text:style-name="P51"/>
      <text:p text:style-name="P51">3 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76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12:48:56.680000000</meta:creation-date>
    <dc:date>2024-01-04T19:33:44.701000000</dc:date>
    <meta:editing-duration>PT4H14M7S</meta:editing-duration>
    <meta:editing-cycles>28</meta:editing-cycles>
    <meta:generator>LibreOffice/7.5.7.1$Windows_X86_64 LibreOffice_project/47eb0cf7efbacdee9b19ae25d6752381ede23126</meta:generator>
    <meta:document-statistic meta:table-count="0" meta:image-count="0" meta:object-count="0" meta:page-count="6" meta:paragraph-count="112" meta:word-count="509" meta:character-count="4028" meta:non-whitespace-character-count="3107"/>
  </office:meta>
</office:document-meta>
</file>